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in" fo:border="none" style:writing-mode="pag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in" fo:border="none" style:writing-mode="page"/>
    </style:style>
    <style:style style:name="Table3" style:family="table">
      <style:table-properties style:width="6.925in" table:align="margins" style:writing-mode="lr-tb"/>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in" fo:border="none" style:writing-mode="page"/>
    </style:style>
    <style:style style:name="Table5" style:family="table">
      <style:table-properties style:width="6.925in" table:align="margins" style:writing-mode="lr-tb"/>
    </style:style>
    <style:style style:name="Table5.A" style:family="table-column">
      <style:table-column-properties style:column-width="1.7313in" style:rel-column-width="16383*"/>
    </style:style>
    <style:style style:name="Table5.A1" style:family="table-cell">
      <style:table-cell-properties style:writing-mode="page"/>
    </style:style>
    <style:style style:name="Table6" style:family="table">
      <style:table-properties style:width="6.925in" table:align="margins" style:writing-mode="lr-tb"/>
    </style:style>
    <style:style style:name="Table6.A" style:family="table-column">
      <style:table-column-properties style:column-width="1.7313in" style:rel-column-width="16383*"/>
    </style:style>
    <style:style style:name="Table6.A1" style:family="table-cell">
      <style:table-cell-properties fo:padding="0in" fo:border="none" style:writing-mode="page"/>
    </style:style>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text-properties officeooo:paragraph-rsid="000382c5"/>
    </style:style>
    <style:style style:name="P3" style:family="paragraph" style:parent-style-name="Standard">
      <style:paragraph-properties fo:margin-left="0in" fo:margin-right="0in" fo:text-indent="0in" style:auto-text-indent="false" style:writing-mode="lr-tb"/>
      <style:text-properties officeooo:rsid="00038821" officeooo:paragraph-rsid="00038821"/>
    </style:style>
    <style:style style:name="P4" style:family="paragraph" style:parent-style-name="Standard">
      <style:paragraph-properties fo:margin-left="0in" fo:margin-right="0in" fo:text-indent="0in" style:auto-text-indent="false" style:writing-mode="lr-tb"/>
      <style:text-properties officeooo:paragraph-rsid="00038821"/>
    </style:style>
    <style:style style:name="P5" style:family="paragraph" style:parent-style-name="Standard">
      <style:paragraph-properties fo:margin-left="0in" fo:margin-right="0in" fo:text-indent="0in" style:auto-text-indent="false" style:writing-mode="lr-tb"/>
      <style:text-properties officeooo:rsid="00044b67" officeooo:paragraph-rsid="00044b67"/>
    </style:style>
    <style:style style:name="P6" style:family="paragraph" style:parent-style-name="Standard">
      <style:paragraph-properties fo:margin-left="0in" fo:margin-right="0in" fo:text-indent="0in" style:auto-text-indent="false" style:writing-mode="lr-tb"/>
      <style:text-properties officeooo:rsid="00044b67" officeooo:paragraph-rsid="000642ab"/>
    </style:style>
    <style:style style:name="P7" style:family="paragraph" style:parent-style-name="Standard">
      <style:paragraph-properties fo:margin-left="0in" fo:margin-right="0in" fo:text-indent="0in" style:auto-text-indent="false" style:writing-mode="lr-tb"/>
      <style:text-properties officeooo:rsid="00044b67" officeooo:paragraph-rsid="0007d8c4"/>
    </style:style>
    <style:style style:name="P8" style:family="paragraph" style:parent-style-name="Standard">
      <style:paragraph-properties fo:margin-left="0in" fo:margin-right="0in" fo:text-indent="0in" style:auto-text-indent="false" style:writing-mode="lr-tb"/>
      <style:text-properties officeooo:rsid="00044b67" officeooo:paragraph-rsid="00038821"/>
    </style:style>
    <style:style style:name="P9" style:family="paragraph" style:parent-style-name="Standard">
      <style:paragraph-properties fo:margin-left="0in" fo:margin-right="0in" fo:text-indent="0in" style:auto-text-indent="false" style:writing-mode="lr-tb"/>
      <style:text-properties officeooo:rsid="00044b67" officeooo:paragraph-rsid="001bb1ee"/>
    </style:style>
    <style:style style:name="P10" style:family="paragraph" style:parent-style-name="Standard">
      <style:paragraph-properties fo:margin-left="0in" fo:margin-right="0in" fo:text-indent="0in" style:auto-text-indent="false" style:writing-mode="lr-tb"/>
      <style:text-properties officeooo:paragraph-rsid="000642ab"/>
    </style:style>
    <style:style style:name="P11" style:family="paragraph" style:parent-style-name="Standard">
      <style:paragraph-properties fo:margin-left="0in" fo:margin-right="0in" fo:text-indent="0in" style:auto-text-indent="false" style:writing-mode="lr-tb"/>
      <style:text-properties officeooo:rsid="0007d8c4" officeooo:paragraph-rsid="0007d8c4"/>
    </style:style>
    <style:style style:name="P12" style:family="paragraph" style:parent-style-name="Standard">
      <style:paragraph-properties fo:margin-left="0in" fo:margin-right="0in" fo:text-indent="0in" style:auto-text-indent="false" style:writing-mode="lr-tb"/>
      <style:text-properties officeooo:rsid="000ad10a" officeooo:paragraph-rsid="000ad10a"/>
    </style:style>
    <style:style style:name="P13" style:family="paragraph" style:parent-style-name="Table_20_Contents">
      <style:text-properties officeooo:rsid="000ad10a" officeooo:paragraph-rsid="000ad10a"/>
    </style:style>
    <style:style style:name="P14" style:family="paragraph" style:parent-style-name="Table_20_Contents">
      <style:text-properties officeooo:rsid="000ad10a"/>
    </style:style>
    <style:style style:name="P15" style:family="paragraph" style:parent-style-name="Standard">
      <style:paragraph-properties fo:margin-left="0in" fo:margin-right="0in" fo:text-indent="0in" style:auto-text-indent="false" style:writing-mode="lr-tb"/>
      <style:text-properties officeooo:paragraph-rsid="000ad10a"/>
    </style:style>
    <style:style style:name="P16" style:family="paragraph" style:parent-style-name="Text_20_body">
      <style:text-properties officeooo:paragraph-rsid="00044b67"/>
    </style:style>
    <style:style style:name="P17" style:family="paragraph" style:parent-style-name="Standard">
      <style:paragraph-properties fo:margin-left="0in" fo:margin-right="0in" fo:text-indent="0in" style:auto-text-indent="false" style:writing-mode="lr-tb"/>
      <style:text-properties officeooo:rsid="000dc0fe" officeooo:paragraph-rsid="000382c5"/>
    </style:style>
    <style:style style:name="P18" style:family="paragraph" style:parent-style-name="Standard">
      <style:paragraph-properties fo:margin-left="0in" fo:margin-right="0in" fo:text-indent="0in" style:auto-text-indent="false" style:writing-mode="lr-tb"/>
      <style:text-properties officeooo:rsid="000dc0fe" officeooo:paragraph-rsid="000dc0fe"/>
    </style:style>
    <style:style style:name="P19" style:family="paragraph" style:parent-style-name="Standard">
      <style:paragraph-properties fo:margin-left="0in" fo:margin-right="0in" fo:text-indent="0in" style:auto-text-indent="false" style:writing-mode="lr-tb"/>
      <style:text-properties officeooo:rsid="000dc0fe" officeooo:paragraph-rsid="000fb742"/>
    </style:style>
    <style:style style:name="P20" style:family="paragraph" style:parent-style-name="Standard">
      <style:paragraph-properties fo:margin-left="0in" fo:margin-right="0in" fo:text-indent="0in" style:auto-text-indent="false" style:writing-mode="lr-tb"/>
      <style:text-properties officeooo:rsid="000dc0fe" officeooo:paragraph-rsid="0010bc7b"/>
    </style:style>
    <style:style style:name="P21" style:family="paragraph" style:parent-style-name="Standard">
      <style:paragraph-properties fo:margin-left="0in" fo:margin-right="0in" fo:text-indent="0in" style:auto-text-indent="false" style:writing-mode="lr-tb"/>
      <style:text-properties officeooo:rsid="000dc0fe" officeooo:paragraph-rsid="001e5535"/>
    </style:style>
    <style:style style:name="P22" style:family="paragraph" style:parent-style-name="Standard">
      <style:paragraph-properties fo:margin-left="0in" fo:margin-right="0in" fo:text-indent="0in" style:auto-text-indent="false" style:writing-mode="lr-tb"/>
      <style:text-properties officeooo:rsid="000dc0fe" officeooo:paragraph-rsid="00209e80"/>
    </style:style>
    <style:style style:name="P23" style:family="paragraph" style:parent-style-name="Standard">
      <style:paragraph-properties fo:margin-left="0in" fo:margin-right="0in" fo:text-indent="0in" style:auto-text-indent="false" style:writing-mode="lr-tb"/>
      <style:text-properties officeooo:rsid="000fb742" officeooo:paragraph-rsid="000fb742"/>
    </style:style>
    <style:style style:name="P24" style:family="paragraph" style:parent-style-name="Standard">
      <style:paragraph-properties fo:margin-left="0in" fo:margin-right="0in" fo:text-indent="0in" style:auto-text-indent="false" style:writing-mode="lr-tb"/>
      <style:text-properties officeooo:rsid="000fb742" officeooo:paragraph-rsid="001e5535"/>
    </style:style>
    <style:style style:name="P25" style:family="paragraph" style:parent-style-name="Standard">
      <style:paragraph-properties fo:margin-left="0in" fo:margin-right="0in" fo:text-indent="0in" style:auto-text-indent="false" style:writing-mode="lr-tb"/>
      <style:text-properties officeooo:rsid="000fb742" officeooo:paragraph-rsid="001fc39e"/>
    </style:style>
    <style:style style:name="P26" style:family="paragraph" style:parent-style-name="Standard">
      <style:paragraph-properties fo:margin-left="0in" fo:margin-right="0in" fo:text-indent="0in" style:auto-text-indent="false" style:writing-mode="lr-tb"/>
      <style:text-properties officeooo:rsid="0010bc7b" officeooo:paragraph-rsid="0010bc7b"/>
    </style:style>
    <style:style style:name="P27" style:family="paragraph" style:parent-style-name="Standard">
      <style:paragraph-properties fo:margin-left="0in" fo:margin-right="0in" fo:text-indent="0in" style:auto-text-indent="false" style:writing-mode="lr-tb"/>
      <style:text-properties officeooo:rsid="0010bc7b" officeooo:paragraph-rsid="001e5535"/>
    </style:style>
    <style:style style:name="P28" style:family="paragraph" style:parent-style-name="Standard">
      <style:paragraph-properties fo:margin-left="0in" fo:margin-right="0in" fo:text-indent="0in" style:auto-text-indent="false" style:writing-mode="lr-tb"/>
      <style:text-properties officeooo:rsid="0011c105" officeooo:paragraph-rsid="0011c105"/>
    </style:style>
    <style:style style:name="P29" style:family="paragraph" style:parent-style-name="Standard">
      <style:paragraph-properties fo:margin-left="0in" fo:margin-right="0in" fo:text-indent="0in" style:auto-text-indent="false" style:writing-mode="lr-tb"/>
      <style:text-properties officeooo:rsid="0011c105" officeooo:paragraph-rsid="001521b0"/>
    </style:style>
    <style:style style:name="P30" style:family="paragraph" style:parent-style-name="Standard">
      <style:paragraph-properties fo:margin-left="0in" fo:margin-right="0in" fo:text-indent="0in" style:auto-text-indent="false" style:writing-mode="lr-tb"/>
      <style:text-properties officeooo:rsid="0011c105" officeooo:paragraph-rsid="001e5535"/>
    </style:style>
    <style:style style:name="P31" style:family="paragraph" style:parent-style-name="Standard">
      <style:paragraph-properties fo:margin-left="0in" fo:margin-right="0in" fo:text-indent="0in" style:auto-text-indent="false" style:writing-mode="lr-tb"/>
      <style:text-properties officeooo:rsid="0013c251" officeooo:paragraph-rsid="001521b0"/>
    </style:style>
    <style:style style:name="P32" style:family="paragraph" style:parent-style-name="Standard">
      <style:paragraph-properties fo:margin-left="0in" fo:margin-right="0in" fo:text-indent="0in" style:auto-text-indent="false" style:writing-mode="lr-tb"/>
      <style:text-properties officeooo:rsid="0013c251" officeooo:paragraph-rsid="001e5535"/>
    </style:style>
    <style:style style:name="P33" style:family="paragraph" style:parent-style-name="Standard">
      <style:paragraph-properties fo:margin-left="0in" fo:margin-right="0in" fo:text-indent="0in" style:auto-text-indent="false" style:writing-mode="lr-tb"/>
      <style:text-properties officeooo:rsid="00178377" officeooo:paragraph-rsid="00178377"/>
    </style:style>
    <style:style style:name="P34" style:family="paragraph" style:parent-style-name="Standard">
      <style:paragraph-properties fo:margin-left="0in" fo:margin-right="0in" fo:text-indent="0in" style:auto-text-indent="false" style:writing-mode="lr-tb"/>
      <style:text-properties officeooo:rsid="00181e87" officeooo:paragraph-rsid="00181e87"/>
    </style:style>
    <style:style style:name="P35" style:family="paragraph" style:parent-style-name="Standard">
      <style:paragraph-properties fo:margin-left="0in" fo:margin-right="0in" fo:text-indent="0in" style:auto-text-indent="false" style:writing-mode="lr-tb"/>
      <style:text-properties officeooo:rsid="00181e87" officeooo:paragraph-rsid="001bb1ee"/>
    </style:style>
    <style:style style:name="P36" style:family="paragraph" style:parent-style-name="Standard">
      <style:paragraph-properties fo:margin-left="0in" fo:margin-right="0in" fo:text-indent="0in" style:auto-text-indent="false" style:writing-mode="lr-tb"/>
      <style:text-properties officeooo:rsid="001a1224" officeooo:paragraph-rsid="001a1224"/>
    </style:style>
    <style:style style:name="P37" style:family="paragraph" style:parent-style-name="Standard">
      <style:paragraph-properties fo:margin-left="0in" fo:margin-right="0in" fo:text-indent="0in" style:auto-text-indent="false" style:writing-mode="lr-tb"/>
      <style:text-properties officeooo:rsid="001dc99f" officeooo:paragraph-rsid="001dc99f"/>
    </style:style>
    <style:style style:name="P38" style:family="paragraph" style:parent-style-name="Standard">
      <style:paragraph-properties fo:margin-left="0in" fo:margin-right="0in" fo:text-indent="0in" style:auto-text-indent="false" style:writing-mode="lr-tb"/>
      <style:text-properties officeooo:rsid="00261ad7" officeooo:paragraph-rsid="00261ad7"/>
    </style:style>
    <style:style style:name="P39" style:family="paragraph" style:parent-style-name="Standard">
      <style:paragraph-properties fo:margin-left="0in" fo:margin-right="0in" fo:text-indent="0in" style:auto-text-indent="false" style:writing-mode="lr-tb"/>
      <style:text-properties officeooo:rsid="00272aa1" officeooo:paragraph-rsid="00272aa1"/>
    </style:style>
    <style:style style:name="P40" style:family="paragraph" style:parent-style-name="Standard">
      <style:paragraph-properties fo:margin-left="0in" fo:margin-right="0in" fo:text-indent="0in" style:auto-text-indent="false" style:writing-mode="lr-tb"/>
      <style:text-properties officeooo:rsid="0027468e" officeooo:paragraph-rsid="0027468e"/>
    </style:style>
    <style:style style:name="P41" style:family="paragraph" style:parent-style-name="Standard">
      <style:paragraph-properties fo:margin-left="0in" fo:margin-right="0in" fo:text-indent="0in" style:auto-text-indent="false" style:writing-mode="lr-tb"/>
      <style:text-properties officeooo:rsid="002890eb" officeooo:paragraph-rsid="002890eb"/>
    </style:style>
    <style:style style:name="P42" style:family="paragraph" style:parent-style-name="Standard">
      <style:paragraph-properties fo:margin-left="0in" fo:margin-right="0in" fo:text-indent="0in" style:auto-text-indent="false" style:writing-mode="lr-tb"/>
      <style:text-properties officeooo:rsid="00300986" officeooo:paragraph-rsid="00300986"/>
    </style:style>
    <style:style style:name="P43" style:family="paragraph" style:parent-style-name="Standard">
      <style:paragraph-properties fo:margin-left="0in" fo:margin-right="0in" fo:text-indent="0in" style:auto-text-indent="false" style:writing-mode="lr-tb"/>
      <style:text-properties officeooo:rsid="00300986" officeooo:paragraph-rsid="0031d30a"/>
    </style:style>
    <style:style style:name="P44" style:family="paragraph" style:parent-style-name="Standard">
      <style:paragraph-properties fo:margin-left="0in" fo:margin-right="0in" fo:text-indent="0in" style:auto-text-indent="false" style:writing-mode="lr-tb"/>
      <style:text-properties officeooo:rsid="0031d30a" officeooo:paragraph-rsid="0031d30a"/>
    </style:style>
    <style:style style:name="P45" style:family="paragraph" style:parent-style-name="Standard">
      <style:paragraph-properties fo:margin-left="0in" fo:margin-right="0in" fo:text-indent="0in" style:auto-text-indent="false" style:writing-mode="lr-tb"/>
      <style:text-properties officeooo:rsid="001fc39e" officeooo:paragraph-rsid="00209e80"/>
    </style:style>
    <style:style style:name="P46" style:family="paragraph" style:parent-style-name="Standard">
      <style:paragraph-properties fo:margin-left="0in" fo:margin-right="0in" fo:text-indent="0in" style:auto-text-indent="false" style:writing-mode="lr-tb"/>
      <style:text-properties officeooo:paragraph-rsid="0039bd3c"/>
    </style:style>
    <style:style style:name="P47" style:family="paragraph" style:parent-style-name="Standard">
      <style:paragraph-properties fo:margin-left="0in" fo:margin-right="0in" fo:text-indent="0in" style:auto-text-indent="false" style:writing-mode="lr-tb"/>
      <style:text-properties officeooo:rsid="0039bd3c" officeooo:paragraph-rsid="0039bd3c"/>
    </style:style>
    <style:style style:name="P48" style:family="paragraph" style:parent-style-name="Table_20_Contents">
      <style:text-properties officeooo:rsid="0039bd3c" officeooo:paragraph-rsid="0039bd3c"/>
    </style:style>
    <style:style style:name="P49" style:family="paragraph" style:parent-style-name="Standard">
      <style:paragraph-properties fo:margin-left="0in" fo:margin-right="0in" fo:text-indent="0in" style:auto-text-indent="false" style:writing-mode="lr-tb"/>
      <style:text-properties officeooo:paragraph-rsid="003b20ee"/>
    </style:style>
    <style:style style:name="P50" style:family="paragraph" style:parent-style-name="Table_20_Contents">
      <style:text-properties officeooo:rsid="003b20ee" officeooo:paragraph-rsid="003b20ee"/>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643b7"/>
    </style:style>
    <style:style style:name="T13" style:family="text">
      <style:text-properties officeooo:rsid="00181e87"/>
    </style:style>
    <style:style style:name="T14" style:family="text">
      <style:text-properties officeooo:rsid="001a1224"/>
    </style:style>
    <style:style style:name="T15" style:family="text">
      <style:text-properties officeooo:rsid="001bb1ee"/>
    </style:style>
    <style:style style:name="T16" style:family="text">
      <style:text-properties officeooo:rsid="001cba42"/>
    </style:style>
    <style:style style:name="T17" style:family="text">
      <style:text-properties officeooo:rsid="001d7de3"/>
    </style:style>
    <style:style style:name="T18" style:family="text">
      <style:text-properties officeooo:rsid="001fc39e"/>
    </style:style>
    <style:style style:name="T19" style:family="text">
      <style:text-properties officeooo:rsid="001fd695"/>
    </style:style>
    <style:style style:name="T20" style:family="text">
      <style:text-properties officeooo:rsid="00209e80"/>
    </style:style>
    <style:style style:name="T21" style:family="text">
      <style:text-properties officeooo:rsid="002228ac"/>
    </style:style>
    <style:style style:name="T22" style:family="text">
      <style:text-properties officeooo:rsid="0023f341"/>
    </style:style>
    <style:style style:name="T23" style:family="text">
      <style:text-properties officeooo:rsid="00243a04"/>
    </style:style>
    <style:style style:name="T24" style:family="text">
      <style:text-properties officeooo:rsid="00272aa1"/>
    </style:style>
    <style:style style:name="T25" style:family="text">
      <style:text-properties officeooo:rsid="0027468e"/>
    </style:style>
    <style:style style:name="T26" style:family="text">
      <style:text-properties officeooo:rsid="002a173b"/>
    </style:style>
    <style:style style:name="T27" style:family="text">
      <style:text-properties officeooo:rsid="002c11ec"/>
    </style:style>
    <style:style style:name="T28" style:family="text">
      <style:text-properties officeooo:rsid="002c383c"/>
    </style:style>
    <style:style style:name="T29" style:family="text">
      <style:text-properties officeooo:rsid="002dc2a6"/>
    </style:style>
    <style:style style:name="T30" style:family="text">
      <style:text-properties officeooo:rsid="0031d30a"/>
    </style:style>
    <style:style style:name="T31" style:family="text">
      <style:text-properties officeooo:rsid="00322b27"/>
    </style:style>
    <style:style style:name="T32" style:family="text">
      <style:text-properties officeooo:rsid="0033ffc6"/>
    </style:style>
    <style:style style:name="T33" style:family="text">
      <style:text-properties officeooo:rsid="0034a66d"/>
    </style:style>
    <style:style style:name="T34" style:family="text">
      <style:text-properties officeooo:rsid="0039bd3c"/>
    </style:style>
    <style:style style:name="T35" style:family="text">
      <style:text-properties officeooo:rsid="003b2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2: Stacks<text:line-break/>Data Structures</text:p>
      <text:p text:style-name="P2"><text:line-break/>Write pseudo-code for problems requiring code. Do not write Java, Python or C++.<text:line-break/>You are responsible for the appropriate level of detail.<text:line-break/></text:p>
      <text:p text:style-name="P2">1. a) Use the operations push, pop, peek and empty to construct an operation<text:line-break/>which sets i to the bottom element of the stack, leaving the stack unchanged.<text:line-break/>(Hint: use an auxiliary stack.)</text:p>
      <text:p text:style-name="P2"/>
      <text:p text:style-name="P5">Method</text:p>
      <text:p text:style-name="P5">Define stack as Stack</text:p>
      <text:p text:style-name="P5">Define tempStack as Stack</text:p>
      <text:p text:style-name="P5"/>
      <text:p text:style-name="P5">//<text:span text:style-name="T1">while the stack has elements in it, pop them off and put them on tempStack</text:span></text:p>
      <text:p text:style-name="P35">while stack is not empty</text:p>
      <text:p text:style-name="P9"><text:s text:c="4"/><text:span text:style-name="T13">pop data off stack</text:span></text:p>
      <text:p text:style-name="P9"><text:s text:c="4"/><text:span text:style-name="T13">push data to tempStack</text:span></text:p>
      <text:p text:style-name="P5"/>
      <text:p text:style-name="P5">//<text:span text:style-name="T1">put I at the bottom of the now empty stack</text:span></text:p>
      <text:p text:style-name="P35">push i on stack</text:p>
      <text:p text:style-name="P5"/>
      <text:p text:style-name="P5">//<text:span text:style-name="T1">put back the elements popped off from tempStack</text:span></text:p>
      <text:p text:style-name="P5">while <text:span text:style-name="T15">tempstack isn’t empty</text:span></text:p>
      <text:p text:style-name="P5"><text:s text:c="8"/><text:span text:style-name="T15">pop data off tempstack</text:span></text:p>
      <text:p text:style-name="P5"><text:s text:c="8"/>push <text:span text:style-name="T16">data on stack</text:span></text:p>
      <text:p text:style-name="P2"/>
      <text:p text:style-name="P4">b) Use the operations push, pop, peek and empty to construct an operation<text:line-break/>which sets i to the third element from the bottom of the stack. The stack may<text:line-break/>be left changed.</text:p>
      <text:p text:style-name="P8"/>
      <text:p text:style-name="P6">Define stack as Stack</text:p>
      <text:p text:style-name="P6">Define tempStack as Stack</text:p>
      <text:p text:style-name="P6"/>
      <text:p text:style-name="P6">//<text:span text:style-name="T1">while the stack has elements in it, pop them off and put them on tempStack</text:span></text:p>
      <text:p text:style-name="P34">while stack is not empty</text:p>
      <text:p text:style-name="P6"><text:s text:c="4"/><text:span text:style-name="T13">pop data off stack</text:span></text:p>
      <text:p text:style-name="P6"><text:s text:c="4"/><text:span text:style-name="T13">push data to tempStack</text:span></text:p>
      <text:p text:style-name="P6"/>
      <text:p text:style-name="P6">//<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P11">count = 0</text:p>
      <text:p text:style-name="P34">if tempstack isn’t empty and count &lt; 3</text:p>
      <text:p text:style-name="P6"><text:s text:c="8"/><text:span text:style-name="T13">pop data off tempstack</text:span></text:p>
      <text:p text:style-name="P7"><text:s text:c="8"/><text:span text:style-name="T13">push data on stack</text:span></text:p>
      <text:p text:style-name="P11"><text:s text:c="8"/><text:span text:style-name="T13">increment count</text:span></text:p>
      <text:p text:style-name="P34">push i on stack</text:p>
      <text:p text:style-name="P6"/>
      <text:p text:style-name="P6">//<text:span text:style-name="T1">put back the </text:span><text:span text:style-name="T2">rest of the </text:span><text:span text:style-name="T1">elements popped off from tempStack</text:span></text:p>
      <text:p text:style-name="P36">while tempstack isn’t empty</text:p>
      <text:p text:style-name="P6"><text:soft-page-break/><text:s text:c="8"/><text:span text:style-name="T14">pop data off tempstack</text:span></text:p>
      <text:p text:style-name="P6"><text:s text:c="8"/><text:span text:style-name="T14">push data on stack</text:span></text:p>
      <text:p text:style-name="P6"/>
      <text:p text:style-name="P33">note: if is_empty is not a given method, we can still use ‘peek’ to see if there is a value <text:span text:style-name="T17">on</text:span> the stack </text:p>
      <text:p text:style-name="P10"/>
      <text:p text:style-name="P2">2. Simulate the action of the algorithm for checking delimiters for each of these<text:line-break/>strings by using a stack and showing the contents of the stack at each point. Do<text:line-break/>not write an algorithm.</text:p>
      <text:p text:style-name="P3"/>
      <text:p text:style-name="P12">At each delimiter we either push or pop an item on the stack.</text:p>
      <text:p text:style-name="P12"/>
      <text:p text:style-name="P4">a. {[A+B]-[(C-D)]</text:p>
      <table:table table:name="Table1" table:style-name="Table1">
        <table:table-column table:style-name="Table1.A" table:number-columns-repeated="3"/>
        <table:table-row>
          <table:table-cell table:style-name="Table1.A1" office:value-type="string">
            <text:p text:style-name="P13">Item</text:p>
          </table:table-cell>
          <table:table-cell table:style-name="Table1.A1" office:value-type="string">
            <text:p text:style-name="P13">Action</text:p>
          </table:table-cell>
          <table:table-cell table:style-name="Table1.A1" office:value-type="string">
            <text:p text:style-name="P13">Stack</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
      <text:p text:style-name="P4"/>
      <text:p text:style-name="P12">The delimiters do not match, at the end we are left with “{“ in the stack.</text:p>
      <text:p text:style-name="P4"><text:line-break/></text:p>
      <text:p text:style-name="P15">b. ((H) * {([J+K])})</text:p>
      <table:table table:name="Table2" table:style-name="Table2">
        <table:table-column table:style-name="Table2.A" table:number-columns-repeated="3"/>
        <table:table-row>
          <table:table-cell table:style-name="Table2.A1" office:value-type="string">
            <text:p text:style-name="P13">Item</text:p>
          </table:table-cell>
          <table:table-cell table:style-name="Table2.A1" office:value-type="string">
            <text:p text:style-name="P13">Action</text:p>
          </table:table-cell>
          <table:table-cell table:style-name="Table2.A1" office:value-type="string">
            <text:p text:style-name="P13">Stack</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4">((</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Table_20_Contents"/>
          </table:table-cell>
        </table:table-row>
      </table:table>
      <text:p text:style-name="P15"><text:line-break/><text:span text:style-name="T4">There are no items left on the stack so the delimiters match.</text:span></text:p>
      <text:p text:style-name="P15"/>
      <text:p text:style-name="P2">3. Write an algorithm to determine whether an input character string is of the form<text:line-break/>x C y<text:line-break/>where x is a string consisting only of the letters ‘A’ and ‘B’ and y is the reverse<text:line-break/>of the x (i.e. if x=”ABABBA” then y must equal “ABBABA”). At each point you<text:line-break/>may read only the next character in the string, i.e. you must process the string<text:line-break/>on a left to right basis. You may not use string functions.</text:p>
      <text:p text:style-name="P17"/>
      <text:p text:style-name="P18">Read A’s and B’s into a stack, when you come to a C character, switch to pop and compare, if you have any remaining it doesn’t match.</text:p>
      <text:p text:style-name="P18"/>
      <text:p text:style-name="P18"><text:soft-page-break/>Define fwd as Stack</text:p>
      <text:p text:style-name="P18">Define <text:span text:style-name="T6">compare as Boolean</text:span></text:p>
      <text:p text:style-name="P26">compare = False</text:p>
      <text:p text:style-name="P18"/>
      <text:p text:style-name="P18">//add A’s and B’s to a stack until we reach C</text:p>
      <text:p text:style-name="P23">for character in inputString</text:p>
      <text:p text:style-name="P23"><text:s text:c="4"/><text:span text:style-name="T6">if compare = False</text:span></text:p>
      <text:p text:style-name="P19"><text:s text:c="8"/><text:span text:style-name="T6">if </text:span><text:span text:style-name="T5">character</text:span> != ‘C’</text:p>
      <text:p text:style-name="P19"><text:s text:c="12"/>push(fwd, <text:span text:style-name="T5">character)</text:span></text:p>
      <text:p text:style-name="P20"><text:s text:c="8"/><text:span text:style-name="T6">else </text:span></text:p>
      <text:p text:style-name="P26"><text:s text:c="12"/>//then switch over to compare x to y</text:p>
      <text:p text:style-name="P26"><text:s text:c="12"/>compare = True</text:p>
      <text:p text:style-name="P20"><text:s text:c="4"/><text:span text:style-name="T6">else</text:span></text:p>
      <text:p text:style-name="P20"><text:s text:c="8"/>//<text:span text:style-name="T7">check if x matches y, </text:span><text:span text:style-name="T8">if y is longer than x it will also fail</text:span></text:p>
      <text:p text:style-name="P20"><text:s text:c="8"/>if pop(fwd) != <text:span text:style-name="T6">character</text:span></text:p>
      <text:p text:style-name="P18"><text:s text:c="12"/>return False</text:p>
      <text:p text:style-name="P18"/>
      <text:p text:style-name="P28">//also false if x is longer than y, <text:span text:style-name="T10">finally true</text:span></text:p>
      <text:p text:style-name="P29">if !is_empty(stack) </text:p>
      <text:p text:style-name="P29"><text:s text:c="4"/>return False </text:p>
      <text:p text:style-name="P31">else </text:p>
      <text:p text:style-name="P29"><text:span text:style-name="T9"><text:s text:c="4"/></text:span><text:span text:style-name="T11">r</text:span><text:span text:style-name="T9">eturn True</text:span></text:p>
      <text:p text:style-name="P18"><text:s text:c="4"/></text:p>
      <text:p text:style-name="P2"><text:span text:style-name="T12">**</text:span>4. Write an algorithm to determine whether an input character string is of the form<text:line-break/>a D b D c D ... D z<text:line-break/>where each string a, b, ...z is of the form of the string defined in problem 3.<text:line-break/>(Thus a string is in the proper form if it consists of any number of such strings<text:line-break/>from problem 3, separated by the character ‘D’, e.g.<text:line-break/>ABBCBBADACADBABCBABDAABACABAA.) At each point you may read only the<text:line-break/>next character in the string, i.e. you must process the string on a left to right<text:line-break/>basis. You may not use string functions.</text:p>
      <text:p text:style-name="P2"/>
      <text:p text:style-name="P37">Read in AB’s into a stack, when you come to a C, compare stack to rest of string until D, repeat <text:span text:style-name="T18">with new stack for new sequence after D</text:span></text:p>
      <text:p text:style-name="P37"/>
      <text:p text:style-name="P21">Define fwd as Stack</text:p>
      <text:p text:style-name="P21">Define <text:span text:style-name="T6">compare as Boolean</text:span></text:p>
      <text:p text:style-name="P27">compare = False</text:p>
      <text:p text:style-name="P21"/>
      <text:p text:style-name="P21">//add A’s and B’s to a stack <text:span text:style-name="T19">and compare x to y for each xcy between D’s</text:span></text:p>
      <text:p text:style-name="P24">for character in inputString</text:p>
      <text:p text:style-name="P24"><text:s text:c="4"/>// <text:span text:style-name="T21">between Ds</text:span></text:p>
      <text:p text:style-name="P25"><text:s text:c="4"/><text:span text:style-name="T18">if character != ’D’</text:span></text:p>
      <text:p text:style-name="P25"><text:s text:c="8"/>//<text:span text:style-name="T21">add X elements before the C to stack</text:span></text:p>
      <text:p text:style-name="P25"><text:s text:c="8"/><text:span text:style-name="T6">if compare = False</text:span></text:p>
      <text:p text:style-name="P21"><text:s text:c="12"/><text:span text:style-name="T6">if </text:span><text:span text:style-name="T5">character</text:span> != ‘C’</text:p>
      <text:p text:style-name="P21"><text:s text:c="16"/>push(fwd, <text:span text:style-name="T5">character)</text:span></text:p>
      <text:p text:style-name="P21"><text:s text:c="12"/><text:span text:style-name="T6">else </text:span></text:p>
      <text:p text:style-name="P27"><text:s text:c="16"/>//switch over to compare x to y <text:span text:style-name="T21">by comparing stack to rest of string</text:span></text:p>
      <text:p text:style-name="P27"><text:soft-page-break/><text:s text:c="16"/>compare = True</text:p>
      <text:p text:style-name="P21"><text:s text:c="8"/><text:span text:style-name="T6">else</text:span></text:p>
      <text:p text:style-name="P21"><text:s text:c="12"/>//<text:span text:style-name="T7">check if x matches y, </text:span><text:span text:style-name="T8">if y is longer than x it will also fail</text:span></text:p>
      <text:p text:style-name="P21"><text:s text:c="12"/>if pop(fwd) != <text:span text:style-name="T6">character</text:span></text:p>
      <text:p text:style-name="P21"><text:s text:c="16"/>return False</text:p>
      <text:p text:style-name="P22"><text:s text:c="4"/><text:span text:style-name="T20">else</text:span></text:p>
      <text:p text:style-name="P22"><text:s text:c="8"/>//<text:span text:style-name="T22">when we reach a D, reset the stack</text:span></text:p>
      <text:p text:style-name="P45"><text:s text:c="8"/>empty(stack)</text:p>
      <text:p text:style-name="P22"/>
      <text:p text:style-name="P30">//<text:span text:style-name="T23">xcy is also </text:span>false if x is longer than y, <text:span text:style-name="T10">finally true</text:span></text:p>
      <text:p text:style-name="P30">if !is_empty(stack) </text:p>
      <text:p text:style-name="P30"><text:s text:c="4"/>return False </text:p>
      <text:p text:style-name="P32">else </text:p>
      <text:p text:style-name="P30"><text:span text:style-name="T9"><text:s text:c="4"/></text:span><text:span text:style-name="T11">r</text:span><text:span text:style-name="T9">eturn True</text:span></text:p>
      <text:p text:style-name="P37"/>
      <text:p text:style-name="P1"/>
      <text:p text:style-name="P2">5. Consider a language that does not have arrays but does have stacks defined as<text:line-break/>a data type. That is, one can declare<text:line-break/>stack s;<text:line-break/>The push, pop, empty, and peek operations are defined. Show how a one-<text:line-break/>dimensional array can be implemented by using these operations on two stacks.<text:line-break/>In particular, show how you can insert into and read from such an array.</text:p>
      <text:p text:style-name="P2"/>
      <text:p text:style-name="P38">To initialize such an array we need <text:span text:style-name="T25">only one </text:span>stack, s1, <text:span text:style-name="T25">and later s2 to handle temporary storage of elements</text:span>. <text:span text:style-name="T24">We push onto s1 the elements we want to initialize the array to.</text:span></text:p>
      <text:p text:style-name="P38"/>
      <text:p text:style-name="P39">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P39"/>
      <text:p text:style-name="P40">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p text:style-name="P2"/>
      <text:p text:style-name="P2">6. Design a method for keeping two stacks within a single linear array<text:line-break/>s[SPACESIZE] so that neither stack overflows until all of memory is used and an<text:line-break/>entire stack is never shifted to a different location within the array. Write<text:line-break/>methods push1, push2, pop1, and pop2 to manipulate the two stacks. (Hint:<text:line-break/>the two stacks grow toward each other.)</text:p>
      <text:p text:style-name="P2"/>
      <text:p text:style-name="P41">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7">(0 or -1 to start)</text:span>; we assign s2 to have a top2 at the end of the memory space (SPACESIZE <text:span text:style-name="T28">or SPACESIZE-1 to start</text:span>). We <text:span text:style-name="T29">can tell when the stacks would overlap by </text:span>check<text:span text:style-name="T29">ing</text:span> whether the tops are overlapping, <text:span text:style-name="T29">e.g.</text:span> top1 <text:span text:style-name="T29">+ 1</text:span> == top2. If the next push wouldn’t put the tops in the <text:soft-page-break/>same place, we can push some data and increment <text:span text:style-name="T26">or decrement</text:span> the location of the new top element on either stack.</text:p>
      <text:p text:style-name="P42"/>
      <text:p text:style-name="P42">Define s as array</text:p>
      <text:p text:style-name="P42">top1 = <text:span text:style-name="T32">0</text:span></text:p>
      <text:p text:style-name="P42">top2 = <text:span text:style-name="T30">size</text:span></text:p>
      <text:p text:style-name="P42"/>
      <text:p text:style-name="P42">Method <text:span text:style-name="T30">full</text:span></text:p>
      <text:p text:style-name="P42"><text:s text:c="4"/>return top1 <text:span text:style-name="T32">+1</text:span> == top2</text:p>
      <text:p text:style-name="P42"/>
      <text:p text:style-name="P42">Method Push1<text:span text:style-name="T30">(data)</text:span></text:p>
      <text:p text:style-name="P42"><text:s text:c="4"/>if !<text:span text:style-name="T30">full</text:span></text:p>
      <text:p text:style-name="P42"><text:s text:c="8"/>s[top1] = <text:span text:style-name="T30">data</text:span></text:p>
      <text:p text:style-name="P42"><text:s text:c="8"/><text:span text:style-name="T30">top1+=1</text:span></text:p>
      <text:p text:style-name="P42"/>
      <text:p text:style-name="P42">Method push2</text:p>
      <text:p text:style-name="P43"><text:s text:c="4"/>if !<text:span text:style-name="T30">full</text:span></text:p>
      <text:p text:style-name="P43"><text:s text:c="8"/>s[top<text:span text:style-name="T30">2</text:span>] = <text:span text:style-name="T30">data</text:span></text:p>
      <text:p text:style-name="P43"><text:s text:c="8"/><text:span text:style-name="T30">top2-=1</text:span></text:p>
      <text:p text:style-name="P42"/>
      <text:p text:style-name="P42">method pop1</text:p>
      <text:p text:style-name="P42"><text:s text:c="4"/><text:span text:style-name="T30">if top1 == </text:span><text:span text:style-name="T33">0</text:span></text:p>
      <text:p text:style-name="P42"><text:s text:c="8"/>//<text:span text:style-name="T30">empty</text:span></text:p>
      <text:p text:style-name="P44"><text:s text:c="4"/>else</text:p>
      <text:p text:style-name="P44"><text:s text:c="8"/>data = s[top1]</text:p>
      <text:p text:style-name="P44"><text:s text:c="8"/>top1 -=1</text:p>
      <text:p text:style-name="P42"/>
      <text:p text:style-name="P42">method pop2</text:p>
      <text:p text:style-name="P44"><text:s text:c="4"/>if top2 == size</text:p>
      <text:p text:style-name="P43"><text:s text:c="8"/>//<text:span text:style-name="T30">empty</text:span></text:p>
      <text:p text:style-name="P44"><text:s text:c="4"/>else</text:p>
      <text:p text:style-name="P44"><text:s text:c="8"/>data = s[top2]</text:p>
      <text:p text:style-name="P44"><text:s text:c="8"/>top<text:span text:style-name="T31">2</text:span> +=1</text:p>
      <text:p text:style-name="P42"/>
      <text:p text:style-name="P2"/>
      <text:p text:style-name="P2">7. Transform each of the following expressions to prefix and postfix expressions. $<text:line-break/>is exponentiation.</text:p>
      <text:p text:style-name="P2"/>
      <text:p text:style-name="P46">a . ( A + B ) * ( C $ ( D - E ) + F ) - G</text:p>
      <text:p text:style-name="P47">prefix:</text:p>
      <text:p text:style-name="P46"><text:span text:style-name="T34">reverse expression : </text:span>G - ) F + ) E - D ( <text:span text:style-name="T34">$</text:span> C ( * ) B + A ( </text:p>
      <table:table table:name="Table4" table:style-name="Table4">
        <table:table-column table:style-name="Table4.A" table:number-columns-repeated="3"/>
        <table:table-column table:style-name="Table4.D"/>
        <table:table-row>
          <table:table-cell table:style-name="Table4.A1" office:value-type="string">
            <text:p text:style-name="P48">Item</text:p>
          </table:table-cell>
          <table:table-cell table:style-name="Table4.A1" office:value-type="string">
            <text:p text:style-name="P48">Action</text:p>
          </table:table-cell>
          <table:table-cell table:style-name="Table4.A1" office:value-type="string">
            <text:p text:style-name="P48">Stack</text:p>
          </table:table-cell>
          <table:table-cell table:style-name="Table4.A1" office:value-type="string">
            <text:p text:style-name="P48">Prefix</text:p>
          </table:table-cell>
        </table:table-row>
        <table:table-row>
          <table:table-cell table:style-name="Table4.A1" office:value-type="string">
            <text:p text:style-name="P48">G</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48">G</text:p>
          </table:table-cell>
        </table:table-row>
        <table:table-row>
          <table:table-cell table:style-name="Table4.A1" office:value-type="string">
            <text:p text:style-name="Table_20_Contents">-</text:p>
          </table:table-cell>
          <table:table-cell table:style-name="Table4.A1" office:value-type="string">
            <text:p text:style-name="P48">Push</text:p>
          </table:table-cell>
          <table:table-cell table:style-name="Table4.A1" office:value-type="string">
            <text:p text:style-name="Table_20_Contents">-</text:p>
          </table:table-cell>
          <table:table-cell table:style-name="Table4.A1" office:value-type="string">
            <text:p text:style-name="P48">G</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text:p>
          </table:table-cell>
        </table:table-row>
        <table:table-row>
          <table:table-cell table:style-name="Table4.A1" office:value-type="string">
            <text:p text:style-name="P48">F</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text:p>
          </table:table-cell>
        </table:table-row>
        <table:table-row>
          <table:table-cell table:style-name="Table4.A1" office:value-type="string">
            <text:p text:style-name="P48">E</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text:p>
          </table:table-cell>
        </table:table-row>
        <text:soft-page-break/>
        <table:table-row>
          <table:table-cell table:style-name="Table4.A1" office:value-type="string">
            <text:p text:style-name="Table_20_Contents">-</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text:p>
          </table:table-cell>
        </table:table-row>
        <table:table-row>
          <table:table-cell table:style-name="Table4.A1" office:value-type="string">
            <text:p text:style-name="P48">D</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text:p>
          </table:table-cell>
        </table:table-row>
        <table:table-row>
          <table:table-cell table:style-name="Table4.A1" office:value-type="string">
            <text:p text:style-name="P48">(</text:p>
          </table:table-cell>
          <table:table-cell table:style-name="Table4.A1" office:value-type="string">
            <text:p text:style-name="P48">Pop</text:p>
          </table:table-cell>
          <table:table-cell table:style-name="Table4.A1" office:value-type="string">
            <text:p text:style-name="Table_20_Contents">-<text:span text:style-name="T34">)+</text:span></text:p>
          </table:table-cell>
          <table:table-cell table:style-name="Table4.A1" office:value-type="string">
            <text:p text:style-name="P48">GFED-</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text:p>
          </table:table-cell>
        </table:table-row>
        <table:table-row>
          <table:table-cell table:style-name="Table4.A1" office:value-type="string">
            <text:p text:style-name="P48">C</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C</text:p>
          </table:table-cell>
        </table:table-row>
        <table:table-row>
          <table:table-cell table:style-name="Table4.A1" office:value-type="string">
            <text:p text:style-name="P48">(</text:p>
          </table:table-cell>
          <table:table-cell table:style-name="Table4.A1" office:value-type="string">
            <text:p text:style-name="P48">Pop</text:p>
          </table:table-cell>
          <table:table-cell table:style-name="Table4.A1" office:value-type="string">
            <text:p text:style-name="Table_20_Contents">-</text:p>
          </table:table-cell>
          <table:table-cell table:style-name="Table4.A1" office:value-type="string">
            <text:p text:style-name="P48">GFED-C$+</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C$+</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C$+</text:p>
          </table:table-cell>
        </table:table-row>
        <table:table-row>
          <table:table-cell table:style-name="Table4.A1" office:value-type="string">
            <text:p text:style-name="P48">B</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C$+B</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C$+B</text:p>
          </table:table-cell>
        </table:table-row>
        <table:table-row>
          <table:table-cell table:style-name="Table4.A1" office:value-type="string">
            <text:p text:style-name="P48">A</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C$+BA</text:p>
          </table:table-cell>
        </table:table-row>
        <table:table-row>
          <table:table-cell table:style-name="Table4.A1" office:value-type="string">
            <text:p text:style-name="P48">(</text:p>
          </table:table-cell>
          <table:table-cell table:style-name="Table4.A1" office:value-type="string">
            <text:p text:style-name="P48">Pop</text:p>
          </table:table-cell>
          <table:table-cell table:style-name="Table4.A1" office:value-type="string">
            <text:p text:style-name="Table_20_Contents">-<text:span text:style-name="T34">*</text:span></text:p>
          </table:table-cell>
          <table:table-cell table:style-name="Table4.A1" office:value-type="string">
            <text:p text:style-name="P48">GFED-C$+BA+</text:p>
          </table:table-cell>
        </table:table-row>
        <table:table-row>
          <table:table-cell table:style-name="Table4.A1" office:value-type="string">
            <text:p text:style-name="P48">[empty]</text:p>
          </table:table-cell>
          <table:table-cell table:style-name="Table4.A1" office:value-type="string">
            <text:p text:style-name="P48">Pop</text:p>
          </table:table-cell>
          <table:table-cell table:style-name="Table4.A1" office:value-type="string">
            <text:p text:style-name="Table_20_Contents"/>
          </table:table-cell>
          <table:table-cell table:style-name="Table4.A1" office:value-type="string">
            <text:p text:style-name="P48">GFED-C$+BA+*-</text:p>
          </table:table-cell>
        </table:table-row>
      </table:table>
      <text:p text:style-name="P47">Reverse again to get:</text:p>
      <text:p text:style-name="P47">-*+AB+$C-DEFG</text:p>
      <text:p text:style-name="P47"/>
      <text:p text:style-name="P47">postfix:</text:p>
      <text:p text:style-name="P47"/>
      <table:table table:name="Table3" table:style-name="Table3">
        <table:table-column table:style-name="Table3.A" table:number-columns-repeated="3"/>
        <table:table-column table:style-name="Table3.D"/>
        <table:table-row>
          <table:table-cell table:style-name="Table3.A1" office:value-type="string">
            <text:p text:style-name="P48">Item</text:p>
          </table:table-cell>
          <table:table-cell table:style-name="Table3.A1" office:value-type="string">
            <text:p text:style-name="P48">Action</text:p>
          </table:table-cell>
          <table:table-cell table:style-name="Table3.A1" office:value-type="string">
            <text:p text:style-name="P48">Stack</text:p>
          </table:table-cell>
          <table:table-cell table:style-name="Table3.A1" office:value-type="string">
            <text:p text:style-name="P48">Postfix </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
          </table:table-cell>
        </table:table-row>
        <table:table-row>
          <table:table-cell table:style-name="Table3.A1" office:value-type="string">
            <text:p text:style-name="P48">A</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text:p>
          </table:table-cell>
        </table:table-row>
        <table:table-row>
          <table:table-cell table:style-name="Table3.A1" office:value-type="string">
            <text:p text:style-name="P48">B</text:p>
          </table:table-cell>
          <table:table-cell table:style-name="Table3.A1" office:value-type="string">
            <text:p text:style-name="Table_20_Contents"/>
          </table:table-cell>
          <table:table-cell table:style-name="Table3.A1" office:value-type="string">
            <text:p text:style-name="P48">(+</text:p>
          </table:table-cell>
          <table:table-cell table:style-name="Table3.A1" office:value-type="string">
            <text:p text:style-name="P48">AB</text:p>
          </table:table-cell>
        </table:table-row>
        <table:table-row>
          <table:table-cell table:style-name="Table3.A1" office:value-type="string">
            <text:p text:style-name="P48">)</text:p>
          </table:table-cell>
          <table:table-cell table:style-name="Table3.A1" office:value-type="string">
            <text:p text:style-name="P48">Pop</text:p>
          </table:table-cell>
          <table:table-cell table:style-name="Table3.A1" office:value-type="string">
            <text:p text:style-name="Table_20_Contents"/>
          </table:table-cell>
          <table:table-cell table:style-name="Table3.A1" office:value-type="string">
            <text:p text:style-name="P48">AB+</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text:p>
          </table:table-cell>
        </table:table-row>
        <table:table-row>
          <table:table-cell table:style-name="Table3.A1" office:value-type="string">
            <text:p text:style-name="P48">C</text:p>
          </table:table-cell>
          <table:table-cell table:style-name="Table3.A1" office:value-type="string">
            <text:p text:style-name="Table_20_Contents"/>
          </table:table-cell>
          <table:table-cell table:style-name="Table3.A1" office:value-type="string">
            <text:p text:style-name="P48">*</text:p>
          </table:table-cell>
          <table:table-cell table:style-name="Table3.A1" office:value-type="string">
            <text:p text:style-name="P48">AB+C</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text:p>
          </table:table-cell>
        </table:table-row>
        <table:table-row>
          <table:table-cell table:style-name="Table3.A1" office:value-type="string">
            <text:p text:style-name="P48">D</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D</text:p>
          </table:table-cell>
        </table:table-row>
        <table:table-row>
          <table:table-cell table:style-name="Table3.A1" office:value-type="string">
            <text:p text:style-name="P48">E</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E</text:p>
          </table:table-cell>
        </table:table-row>
        <table:table-row>
          <table:table-cell table:style-name="Table3.A1" office:value-type="string">
            <text:p text:style-name="P48">)</text:p>
          </table:table-cell>
          <table:table-cell table:style-name="Table3.A1" office:value-type="string">
            <text:p text:style-name="P48">Pop</text:p>
          </table:table-cell>
          <table:table-cell table:style-name="Table3.A1" office:value-type="string">
            <text:p text:style-name="P48">*$</text:p>
          </table:table-cell>
          <table:table-cell table:style-name="Table3.A1" office:value-type="string">
            <text:p text:style-name="P48">AB+CDE-</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DE-</text:p>
          </table:table-cell>
        </table:table-row>
        <table:table-row>
          <table:table-cell table:style-name="Table3.A1" office:value-type="string">
            <text:p text:style-name="P48">F</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text:p>
          </table:table-cell>
          <table:table-cell table:style-name="Table3.A1" office:value-type="string">
            <text:p text:style-name="P48">Pop</text:p>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G</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empty]</text:p>
          </table:table-cell>
          <table:table-cell table:style-name="Table3.A1" office:value-type="string">
            <text:p text:style-name="P48">Pop</text:p>
          </table:table-cell>
          <table:table-cell table:style-name="Table3.A1" office:value-type="string">
            <text:p text:style-name="P48"/>
          </table:table-cell>
          <table:table-cell table:style-name="Table3.A1" office:value-type="string">
            <text:p text:style-name="P48">AB+CDE-F+$G-*</text:p>
          </table:table-cell>
        </table:table-row>
      </table:table>
      <text:p text:style-name="P46"><text:span text:style-name="T34">Which gets us: AB+CDE-F+$G-*</text:span><text:line-break/></text:p>
      <text:p text:style-name="P49">b . A + ( ( ( B - C ) * ( D - E ) + F ) / G ) $ ( H - J )</text:p>
      <text:p text:style-name="P49"><text:span text:style-name="T35">prefix</text:span></text:p>
      <text:p text:style-name="P49"><text:span text:style-name="T35">reverse expression: ) J – H ( $ ) G / ) F + ) E – D ( * ) C – B ((( + A</text:span></text:p>
      <table:table table:name="Table5" table:style-name="Table5">
        <table:table-column table:style-name="Table5.A" table:number-columns-repeated="4"/>
        <table:table-row>
          <table:table-cell table:style-name="Table5.A1" office:value-type="string">
            <text:p text:style-name="P50">Item</text:p>
          </table:table-cell>
          <table:table-cell table:style-name="Table5.A1" office:value-type="string">
            <text:p text:style-name="P50">Action</text:p>
          </table:table-cell>
          <table:table-cell table:style-name="Table5.A1" office:value-type="string">
            <text:p text:style-name="P50">Stack</text:p>
          </table:table-cell>
          <table:table-cell table:style-name="Table5.A1" office:value-type="string">
            <text:p text:style-name="P50">Prefix</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Table_20_Contents"/>
          </table:table-cell>
        </table:table-row>
        <table:table-row>
          <table:table-cell table:style-name="Table5.A1" office:value-type="string">
            <text:p text:style-name="P50">J</text:p>
          </table:table-cell>
          <table:table-cell table:style-name="Table5.A1" office:value-type="string">
            <text:p text:style-name="P50"/>
          </table:table-cell>
          <table:table-cell table:style-name="Table5.A1" office:value-type="string">
            <text:p text:style-name="P50">)</text:p>
          </table:table-cell>
          <table:table-cell table:style-name="Table5.A1" office:value-type="string">
            <text:p text:style-name="P50">J</text:p>
          </table:table-cell>
        </table:table-row>
        <table:table-row>
          <table:table-cell table:style-name="Table5.A1" office:value-type="string">
            <text:p text:style-name="Table_20_Contents">-</text:p>
          </table:table-cell>
          <table:table-cell table:style-name="Table5.A1" office:value-type="string">
            <text:p text:style-name="P50">Push</text:p>
          </table:table-cell>
          <table:table-cell table:style-name="Table5.A1" office:value-type="string">
            <text:p text:style-name="Table_20_Contents"><text:span text:style-name="T35">)</text:span>-</text:p>
          </table:table-cell>
          <table:table-cell table:style-name="Table5.A1" office:value-type="string">
            <text:p text:style-name="P50">J</text:p>
          </table:table-cell>
        </table:table-row>
        <table:table-row>
          <table:table-cell table:style-name="Table5.A1" office:value-type="string">
            <text:p text:style-name="P50">H</text:p>
          </table:table-cell>
          <table:table-cell table:style-name="Table5.A1" office:value-type="string">
            <text:p text:style-name="Table_20_Contents"/>
          </table:table-cell>
          <table:table-cell table:style-name="Table5.A1" office:value-type="string">
            <text:p text:style-name="Table_20_Contents"><text:span text:style-name="T35">)</text:span>-</text:p>
          </table:table-cell>
          <table:table-cell table:style-name="Table5.A1" office:value-type="string">
            <text:p text:style-name="P50">JH</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Table_20_Contents"/>
          </table:table-cell>
          <table:table-cell table:style-name="Table5.A1" office:value-type="string">
            <text:p text:style-name="P50">JH-</text:p>
          </table:table-cell>
        </table:table-row>
        <text:soft-page-break/>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text:p>
          </table:table-cell>
        </table:table-row>
        <table:table-row>
          <table:table-cell table:style-name="Table5.A1" office:value-type="string">
            <text:p text:style-name="P50">G</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text:p>
          </table:table-cell>
        </table:table-row>
        <table:table-row>
          <table:table-cell table:style-name="Table5.A1" office:value-type="string">
            <text:p text:style-name="Table_20_Contents">/</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text:p>
          </table:table-cell>
        </table:table-row>
        <table:table-row>
          <table:table-cell table:style-name="Table5.A1" office:value-type="string">
            <text:p text:style-name="P50">F</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text:p>
          </table:table-cell>
        </table:table-row>
        <table:table-row>
          <table:table-cell table:style-name="Table5.A1" office:value-type="string">
            <text:p text:style-name="P50">E</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E</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text:p>
          </table:table-cell>
        </table:table-row>
        <table:table-row>
          <table:table-cell table:style-name="Table5.A1" office:value-type="string">
            <text:p text:style-name="P50">D</text:p>
          </table:table-cell>
          <table:table-cell table:style-name="Table5.A1" office:value-type="string">
            <text:p text:style-name="P50"/>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C</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ED-C</text:p>
          </table:table-cell>
        </table:table-row>
        <table:table-row>
          <table:table-cell table:style-name="Table5.A1" office:value-type="string">
            <text:p text:style-name="Table_20_Contents">-</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C</text:p>
          </table:table-cell>
        </table:table-row>
        <table:table-row>
          <table:table-cell table:style-name="Table5.A1" office:value-type="string">
            <text:p text:style-name="P50">B</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A</text:p>
          </table:table-cell>
          <table:table-cell table:style-name="Table5.A1" office:value-type="string">
            <text:p text:style-name="P50"/>
          </table:table-cell>
          <table:table-cell table:style-name="Table5.A1" office:value-type="string">
            <text:p text:style-name="P50">+</text:p>
          </table:table-cell>
          <table:table-cell table:style-name="Table5.A1" office:value-type="string">
            <text:p text:style-name="P50">JH-GFED-CB-*+/$A</text:p>
          </table:table-cell>
        </table:table-row>
        <table:table-row>
          <table:table-cell table:style-name="Table5.A1" office:value-type="string">
            <text:p text:style-name="P50">[empty]</text:p>
          </table:table-cell>
          <table:table-cell table:style-name="Table5.A1" office:value-type="string">
            <text:p text:style-name="P50">Pop</text:p>
          </table:table-cell>
          <table:table-cell table:style-name="Table5.A1" office:value-type="string">
            <text:p text:style-name="P50"/>
          </table:table-cell>
          <table:table-cell table:style-name="Table5.A1" office:value-type="string">
            <text:p text:style-name="P50">JH-GFED-CB-*+/$A+</text:p>
          </table:table-cell>
        </table:table-row>
      </table:table>
      <text:p text:style-name="P49"><text:span text:style-name="T35">Reverse again to get:</text:span></text:p>
      <text:p text:style-name="P49"><text:span text:style-name="T35">+A$/+*-BC-DEFG-HJ</text:span></text:p>
      <text:p text:style-name="P49"/>
      <text:p text:style-name="P49"><text:span text:style-name="T35">postfix: A + ( ( ( B - C ) * ( D - E ) + F ) / G ) $ ( H - J )</text:span></text:p>
      <table:table table:name="Table6" table:style-name="Table6">
        <table:table-column table:style-name="Table6.A" table:number-columns-repeated="4"/>
        <table:table-row>
          <table:table-cell table:style-name="Table6.A1" office:value-type="string">
            <text:p text:style-name="P50">Item</text:p>
          </table:table-cell>
          <table:table-cell table:style-name="Table6.A1" office:value-type="string">
            <text:p text:style-name="P50">Action</text:p>
          </table:table-cell>
          <table:table-cell table:style-name="Table6.A1" office:value-type="string">
            <text:p text:style-name="P50">Stack</text:p>
          </table:table-cell>
          <table:table-cell table:style-name="Table6.A1" office:value-type="string">
            <text:p text:style-name="P50">Postfix</text:p>
          </table:table-cell>
        </table:table-row>
        <table:table-row>
          <table:table-cell table:style-name="Table6.A1" office:value-type="string">
            <text:p text:style-name="P50">A</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B</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text:p>
          </table:table-cell>
        </table:table-row>
        <table:table-row>
          <table:table-cell table:style-name="Table6.A1" office:value-type="string">
            <text:p text:style-name="Table_20_Contents">-</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text:p>
          </table:table-cell>
        </table:table-row>
        <table:table-row>
          <table:table-cell table:style-name="Table6.A1" office:value-type="string">
            <text:p text:style-name="P50">C</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D</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50">ABC-D</text:p>
          </table:table-cell>
        </table:table-row>
        <table:table-row>
          <table:table-cell table:style-name="Table6.A1" office:value-type="string">
            <text:p text:style-name="Table_20_Contents">-</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text:p>
          </table:table-cell>
        </table:table-row>
        <table:table-row>
          <table:table-cell table:style-name="Table6.A1" office:value-type="string">
            <text:p text:style-name="P50">E</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DE</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text:p>
          </table:table-cell>
        </table:table-row>
        <table:table-row>
          <table:table-cell table:style-name="Table6.A1" office:value-type="string">
            <text:p text:style-name="P50">F</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DE-F</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F+*</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text:p>
          </table:table-cell>
        </table:table-row>
        <table:table-row>
          <table:table-cell table:style-name="Table6.A1" office:value-type="string">
            <text:p text:style-name="P50">G</text:p>
          </table:table-cell>
          <table:table-cell table:style-name="Table6.A1" office:value-type="string">
            <text:p text:style-name="P50"/>
          </table:table-cell>
          <table:table-cell table:style-name="Table6.A1" office:value-type="string">
            <text:p text:style-name="P50">+(/</text:p>
          </table:table-cell>
          <table:table-cell table:style-name="Table6.A1" office:value-type="string">
            <text:p text:style-name="P50">ABC-DE-F+*G</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F+*G/</text:p>
          </table:table-cell>
        </table:table-row>
        <text:soft-page-break/>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G/</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G/</text:p>
          </table:table-cell>
        </table:table-row>
        <table:table-row>
          <table:table-cell table:style-name="Table6.A1" office:value-type="string">
            <text:p text:style-name="P50">H</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DE-F+*G/H</text:p>
          </table:table-cell>
        </table:table-row>
        <table:table-row>
          <table:table-cell table:style-name="Table6.A1" office:value-type="string">
            <text:p text:style-name="Table_20_Contents">-</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G/H</text:p>
          </table:table-cell>
        </table:table-row>
        <table:table-row>
          <table:table-cell table:style-name="Table6.A1" office:value-type="string">
            <text:p text:style-name="P50">J</text:p>
          </table:table-cell>
          <table:table-cell table:style-name="Table6.A1" office:value-type="string">
            <text:p text:style-name="P50"/>
          </table:table-cell>
          <table:table-cell table:style-name="Table6.A1" office:value-type="string">
            <text:p text:style-name="P50">+$(-</text:p>
          </table:table-cell>
          <table:table-cell table:style-name="Table6.A1" office:value-type="string">
            <text:p text:style-name="P50">ABC-DE-F+*G/HJ</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F+*G/HJ-</text:p>
          </table:table-cell>
        </table:table-row>
        <table:table-row>
          <table:table-cell table:style-name="Table6.A1" office:value-type="string">
            <text:p text:style-name="P50">[empty]</text:p>
          </table:table-cell>
          <table:table-cell table:style-name="Table6.A1" office:value-type="string">
            <text:p text:style-name="P50">Pop</text:p>
          </table:table-cell>
          <table:table-cell table:style-name="Table6.A1" office:value-type="string">
            <text:p text:style-name="P50"/>
          </table:table-cell>
          <table:table-cell table:style-name="Table6.A1" office:value-type="string">
            <text:p text:style-name="P50">ABC-DE-F+*G/HJ-$+</text:p>
          </table:table-cell>
        </table:table-row>
      </table:table>
      <text:p text:style-name="P49"><text:span text:style-name="T35">So we get: ABC-DE-F+*G/HJ-$+</text:span><text:line-break/></text:p>
      <text:p text:style-name="P2">8. Transform each of the following expressions to infix expressions.</text:p>
      <text:p text:style-name="P2"/>
      <text:p text:style-name="P2">a. + + A - * $ B C D / + E F * G H I<text:line-break/></text:p>
      <text:p text:style-name="P2">b . + - $ A B C * D * * E F G<text:line-break/></text:p>
      <text:p text:style-name="P2">c . A B - C + D E F - + $<text:line-break/></text:p>
      <text:p text:style-name="P2">d . A B C D E - + $ * E F * -<text:line-break/></text:p>
      <text:p text:style-name="P2">9. Apply the evaluation algorithm in the text to evaluate the following postfix<text:line-break/>expressions, where A=1, B=2, and C=3.</text:p>
      <text:p text:style-name="P2"/>
      <text:p text:style-name="P2">a. A B + C - B A + C $ -<text:line-break/></text:p>
      <text:p text:style-name="P2">b. A B C + * C B A - + *<text:line-break/></text:p>
      <text:p text:style-name="P16">10. Write a prefix function to accept an infix string and create the prefix form of<text:line-break/>that string, assuming that the string is read from right to left and that the prefix<text:line-break/>string is created from right to left. Handle variables, +,-,/,*,$, (,).</text:p>
      <text:p text:style-name="P16"/>
      <text:p text:style-name="P16">To think about and to discuss in Office Hours: Design and implement a stack in<text:line-break/>which each item on the stack is a varying number of integers. Choose a native<text:line-break/>data structure to implement your stack and design push and pop methods for it,<text:line-break/>without using library functions. Hint: Make it as simple as possi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1T16:59:37.490000000</dc:date>
    <meta:editing-duration>PT8H59M57S</meta:editing-duration>
    <meta:editing-cycles>51</meta:editing-cycles>
    <meta:generator>LibreOffice/7.6.0.3$Windows_X86_64 LibreOffice_project/69edd8b8ebc41d00b4de3915dc82f8f0fc3b6265</meta:generator>
    <meta:document-statistic meta:table-count="6" meta:image-count="0" meta:object-count="0" meta:page-count="8" meta:paragraph-count="557" meta:word-count="2097" meta:character-count="10084" meta:non-whitespace-character-count="8063"/>
  </office:meta>
</office:document-meta>
</file>